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2" style:family="paragraph"/>
  </office:automatic-styles>
  <office:body>
    <office:text text:use-soft-page-breaks="true">
      <text:p text:style-name="P1">L’organisation des ventes de la Société Y</text:p>
      <text:p text:style-name="Normal"/>
      <text:p text:style-name="Normal">clients :<text:s/></text:p>
      <text:list text:style-name="LFO1" text:continue-numbering="true">
        <text:list-item>
          <text:p text:style-name="P2">categorie</text:p>
        </text:list-item>
      </text:list>
      <text:p text:style-name="Normal">categories :</text:p>
      <text:list text:style-name="LFO1" text:continue-numbering="true">
        <text:list-item>
          <text:p text:style-name="P3">nom</text:p>
        </text:list-item>
      </text:list>
      <text:p text:style-name="Normal">membres :</text:p>
      <text:list text:style-name="LFO1" text:continue-numbering="true">
        <text:list-item>
          <text:p text:style-name="P4">nom</text:p>
        </text:list-item>
        <text:list-item>
          <text:p text:style-name="P5">prenom</text:p>
        </text:list-item>
        <text:list-item>
          <text:p text:style-name="P6">fonction</text:p>
        </text:list-item>
        <text:list-item>
          <text:p text:style-name="P7">date_entree</text:p>
        </text:list-item>
      </text:list>
      <text:p text:style-name="Normal">articles :</text:p>
      <text:list text:style-name="LFO2" text:continue-numbering="true">
        <text:list-item>
          <text:p text:style-name="P8">dangereux</text:p>
        </text:list-item>
      </text:list>
      <text:p text:style-name="Normal">agreation :</text:p>
      <text:p text:style-name="Normal">membres_service : <text:s/>uwu</text:p>
      <text:p text:style-name="Normal">familles :</text:p>
      <text:p text:style-name="Normal">versions 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rentin D'Haeyere</meta:initial-creator>
    <dc:creator>Corentin D'Haeyere</dc:creator>
    <meta:creation-date>2022-10-12T13:08:00Z</meta:creation-date>
    <dc:date>2022-10-12T13:46:00Z</dc:date>
    <meta:template xlink:href="Normal.dotm" xlink:type="simple"/>
    <meta:editing-cycles>2</meta:editing-cycles>
    <meta:editing-duration>PT0S</meta:editing-duration>
    <meta:document-statistic meta:page-count="1" meta:paragraph-count="1" meta:word-count="31" meta:character-count="201" meta:row-count="1" meta:non-whitespace-character-count="171"/>
  </office:meta>
</office:document-meta>
</file>